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3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cccccc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/>
    <style:style style:name="ce20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50"/>
    <style:style style:name="ce21" style:family="table-cell" style:parent-style-name="Default" style:data-style-name="N50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57" table:default-cell-style-name="Default"/>
        <table:table-row table:style-name="ro1">
          <table:table-cell office:value-type="string" calcext:value-type="string">
            <text:p>Country_Region</text:p>
          </table:table-cell>
          <table:table-cell table:style-name="ce8" office:value-type="string" calcext:value-type="string">
            <text:p>French Name</text:p>
          </table:table-cell>
          <table:table-cell table:style-name="ce9" office:value-type="string" calcext:value-type="string">
            <text:p>Continent</text:p>
          </table:table-cell>
          <table:table-cell table:style-name="Default" office:value-type="string" calcext:value-type="string">
            <text:p>Last_Up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  <table:table-cell/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54" calcext:value-type="float">
            <text:p>45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4" calcext:value-type="float">
            <text:p>3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float" office:value="419" calcext:value-type="float">
            <text:p>4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90" calcext:value-type="float">
            <text:p>69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600" calcext:value-type="float">
            <text:p>6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76" calcext:value-type="float">
            <text:p>3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271" calcext:value-type="float">
            <text:p>8271</text:p>
          </table:table-cell>
          <table:table-cell office:value-type="float" office:value="68" calcext:value-type="float">
            <text:p>68</text:p>
          </table:table-cell>
          <table:table-cell office:value-type="float" office:value="225" calcext:value-type="float">
            <text:p>225</text:p>
          </table:table-cell>
          <table:table-cell office:value-type="float" office:value="7978" calcext:value-type="float">
            <text:p>797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207" calcext:value-type="float">
            <text:p>20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9 12:05:25</text:p>
          </table:table-cell>
          <table:table-cell office:value-type="float" office:value="10836" calcext:value-type="float">
            <text:p>10836</text:p>
          </table:table-cell>
          <table:table-cell office:value-type="float" office:value="431" calcext:value-type="float">
            <text:p>431</text:p>
          </table:table-cell>
          <table:table-cell office:value-type="float" office:value="1359" calcext:value-type="float">
            <text:p>1359</text:p>
          </table:table-cell>
          <table:table-cell table:formula="of:=[.E17]-[.F17]-[.G17]" office:value-type="float" office:value="9046" calcext:value-type="float">
            <text:p>904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904" calcext:value-type="float">
            <text:p>3904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3787" calcext:value-type="float">
            <text:p>37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3" calcext:value-type="float">
            <text:p>31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5" calcext:value-type="float">
            <text:p>1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1617" calcext:value-type="float">
            <text:p>16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05" calcext:value-type="float">
            <text:p>16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491" calcext:value-type="float">
            <text:p>4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48" calcext:value-type="float">
            <text:p>2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884" calcext:value-type="float">
            <text:p>88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144" calcext:value-type="float">
            <text:p>114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2498" calcext:value-type="float">
            <text:p>249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08 05:19:01</text:p>
          </table:table-cell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6:15:51</text:p>
          </table:table-cell>
          <table:table-cell office:value-type="float" office:value="573" calcext:value-type="float">
            <text:p>573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155" calcext:value-type="float">
            <text:p>1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23:34:38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1:35:54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2:33:36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2:13:23</text:p>
          </table:table-cell>
          <table:table-cell office:value-type="float" office:value="1467" calcext:value-type="float">
            <text:p>1467</text:p>
          </table:table-cell>
          <table:table-cell office:value-type="float" office:value="8" calcext:value-type="float">
            <text:p>8</text:p>
          </table:table-cell>
          <table:table-cell office:value-type="float" office:value="1341" calcext:value-type="float">
            <text:p>1341</text:p>
          </table:table-cell>
          <table:table-cell office:value-type="float" office:value="118" calcext:value-type="float">
            <text:p>1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0 04:33:45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8 01:37:43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4 04:29:15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01:53:35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0:15:39</text:p>
          </table:table-cell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1:35:54</text:p>
          </table:table-cell>
          <table:table-cell office:value-type="float" office:value="1275" calcext:value-type="float">
            <text:p>1275</text:p>
          </table:table-cell>
          <table:table-cell office:value-type="float" office:value="22" calcext:value-type="float">
            <text:p>22</text:p>
          </table:table-cell>
          <table:table-cell office:value-type="float" office:value="1251" calcext:value-type="float">
            <text:p>125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12:50:45</text:p>
          </table:table-cell>
          <table:table-cell office:value-type="float" office:value="561" calcext:value-type="float">
            <text:p>56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445" calcext:value-type="float">
            <text:p>4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1:26:49</text:p>
          </table:table-cell>
          <table:table-cell office:value-type="float" office:value="67801" calcext:value-type="float">
            <text:p>67801</text:p>
          </table:table-cell>
          <table:table-cell office:value-type="float" office:value="3177" calcext:value-type="float">
            <text:p>3177</text:p>
          </table:table-cell>
          <table:table-cell office:value-type="float" office:value="62098" calcext:value-type="float">
            <text:p>62098</text:p>
          </table:table-cell>
          <table:table-cell office:value-type="float" office:value="2526" calcext:value-type="float">
            <text:p>25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4 08:25:05</text:p>
          </table:table-cell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2:19:2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1:49:01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01:27:01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0:42:19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13:46:17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15:17: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6 08:47:0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2-23 11:19: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2:14:25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7:48:45</text:p>
          </table:table-cell>
          <table:table-cell office:value-type="float" office:value="772" calcext:value-type="float">
            <text:p>772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2:01:16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float" office:value="146" calcext:value-type="float">
            <text:p>1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23:21:3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2:27:01</text:p>
          </table:table-cell>
          <table:table-cell office:value-type="float" office:value="548" calcext:value-type="float">
            <text:p>548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8:36:09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2-23 11:19: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08 05:31:0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23:16:5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2:01:16</text:p>
          </table:table-cell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201" calcext:value-type="float">
            <text:p>220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135" calcext:value-type="float">
            <text:p>21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7575" calcext:value-type="float">
            <text:p>37575</text:p>
          </table:table-cell>
          <table:table-cell office:value-type="float" office:value="2314" calcext:value-type="float">
            <text:p>2314</text:p>
          </table:table-cell>
          <table:table-cell office:value-type="float" office:value="5700" calcext:value-type="float">
            <text:p>5700</text:p>
          </table:table-cell>
          <table:table-cell office:value-type="float" office:value="29561" calcext:value-type="float">
            <text:p>295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762" calcext:value-type="float">
            <text:p>9762</text:p>
          </table:table-cell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  <table:table-cell office:value-type="float" office:value="9120" calcext:value-type="float">
            <text:p>91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7089" calcext:value-type="float">
            <text:p>17089</text:p>
          </table:table-cell>
          <table:table-cell office:value-type="float" office:value="1019" calcext:value-type="float">
            <text:p>1019</text:p>
          </table:table-cell>
          <table:table-cell office:value-type="float" office:value="135" calcext:value-type="float">
            <text:p>135</text:p>
          </table:table-cell>
          <table:table-cell office:value-type="float" office:value="15935" calcext:value-type="float">
            <text:p>159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909" calcext:value-type="float">
            <text:p>1909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842" calcext:value-type="float">
            <text:p>18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08" calcext:value-type="float">
            <text:p>60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2" calcext:value-type="float">
            <text:p>59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57" calcext:value-type="float">
            <text:p>65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607" calcext:value-type="float">
            <text:p>60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631" calcext:value-type="float">
            <text:p>26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609" calcext:value-type="float">
            <text:p>26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 table:style-name="ce5"/>
          <table:table-cell table:style-name="ce22" office:value-type="string" calcext:value-type="string">
            <text:p>2020-03-28 23:05:25</text:p>
          </table:table-cell>
          <table:table-cell office:value-type="float" office:value="712" calcext:value-type="float">
            <text:p>712</text:p>
          </table:table-cell>
          <table:table-cell office:value-type="float" office:value="10" calcext:value-type="float">
            <text:p>10</text:p>
          </table:table-cell>
          <table:table-cell office:value-type="float" office:value="597" calcext:value-type="float">
            <text:p>597</text:p>
          </table:table-cell>
          <table:table-cell office:value-type="float" office:value="105" calcext:value-type="float">
            <text:p>10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19" calcext:value-type="float">
            <text:p>7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823" calcext:value-type="float">
            <text:p>182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772" calcext:value-type="float">
            <text:p>177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24" calcext:value-type="float">
            <text:p>62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67" calcext:value-type="float">
            <text:p>116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48" calcext:value-type="float">
            <text:p>114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7695" calcext:value-type="float">
            <text:p>57695</text:p>
          </table:table-cell>
          <table:table-cell office:value-type="float" office:value="433" calcext:value-type="float">
            <text:p>433</text:p>
          </table:table-cell>
          <table:table-cell office:value-type="float" office:value="8481" calcext:value-type="float">
            <text:p>8481</text:p>
          </table:table-cell>
          <table:table-cell office:value-type="float" office:value="48781" calcext:value-type="float">
            <text:p>4878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61" calcext:value-type="float">
            <text:p>1061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977" calcext:value-type="float">
            <text:p>97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98" calcext:value-type="float">
            <text:p>29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63" calcext:value-type="float">
            <text:p>963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847" calcext:value-type="float">
            <text:p>8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87" calcext:value-type="float">
            <text:p>987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879" calcext:value-type="float">
            <text:p>8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55" calcext:value-type="float">
            <text:p>1155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994" calcext:value-type="float">
            <text:p>9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06" calcext:value-type="float">
            <text:p>506</text:p>
          </table:table-cell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  <table:table-cell office:value-type="float" office:value="333" calcext:value-type="float">
            <text:p>3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415" calcext:value-type="float">
            <text:p>241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374" calcext:value-type="float">
            <text:p>23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5408" calcext:value-type="float">
            <text:p>35408</text:p>
          </table:table-cell>
          <table:table-cell office:value-type="float" office:value="2517" calcext:value-type="float">
            <text:p>2517</text:p>
          </table:table-cell>
          <table:table-cell office:value-type="float" office:value="11679" calcext:value-type="float">
            <text:p>11679</text:p>
          </table:table-cell>
          <table:table-cell office:value-type="float" office:value="21212" calcext:value-type="float">
            <text:p>212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619" calcext:value-type="float">
            <text:p>3619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3518" calcext:value-type="float">
            <text:p>35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2472" calcext:value-type="float">
            <text:p>92472</text:p>
          </table:table-cell>
          <table:table-cell office:value-type="float" office:value="10023" calcext:value-type="float">
            <text:p>10023</text:p>
          </table:table-cell>
          <table:table-cell office:value-type="float" office:value="12384" calcext:value-type="float">
            <text:p>12384</text:p>
          </table:table-cell>
          <table:table-cell office:value-type="float" office:value="70065" calcext:value-type="float">
            <text:p>700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office:value-type="float" office:value="404" calcext:value-type="float">
            <text:p>404</text:p>
          </table:table-cell>
          <table:table-cell office:value-type="float" office:value="1237" calcext:value-type="float">
            <text:p>123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27" calcext:value-type="float">
            <text:p>22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1" calcext:value-type="float">
            <text:p>1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12" calcext:value-type="float">
            <text:p>41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74" calcext:value-type="float">
            <text:p>37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94" calcext:value-type="float">
            <text:p>3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831" calcext:value-type="float">
            <text:p>183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773" calcext:value-type="float">
            <text:p>177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320" calcext:value-type="float">
            <text:p>2320</text:p>
          </table:table-cell>
          <table:table-cell office:value-type="float" office:value="27" calcext:value-type="float">
            <text:p>27</text:p>
          </table:table-cell>
          <table:table-cell office:value-type="float" office:value="320" calcext:value-type="float">
            <text:p>320</text:p>
          </table:table-cell>
          <table:table-cell office:value-type="float" office:value="1973" calcext:value-type="float">
            <text:p>197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5" office:value-type="string" calcext:value-type="string">
            <text:p>Amérique du Nor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17" calcext:value-type="float">
            <text:p>7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1" calcext:value-type="float">
            <text:p>7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02" calcext:value-type="float">
            <text:p>40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66" calcext:value-type="float">
            <text:p>36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S Zaandam</text:p>
          </table:table-cell>
          <table:table-cell table:style-name="ce5"/>
          <table:table-cell table:style-name="ce22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5" office:value-type="string" calcext:value-type="string">
            <text:p>Océan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1" calcext:value-type="float">
            <text:p>40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015" calcext:value-type="float">
            <text:p>401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985" calcext:value-type="float">
            <text:p>398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95" calcext:value-type="float">
            <text:p>149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454" calcext:value-type="float">
            <text:p>145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86" calcext:value-type="float">
            <text:p>78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70" calcext:value-type="float">
            <text:p>77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5" office:value-type="string" calcext:value-type="string">
            <text:p>Océan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39" calcext:value-type="float">
            <text:p>63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75" calcext:value-type="float">
            <text:p>1075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972" calcext:value-type="float">
            <text:p>97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638" calcext:value-type="float">
            <text:p>163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13" calcext:value-type="float">
            <text:p>161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170" calcext:value-type="float">
            <text:p>5170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5027" calcext:value-type="float">
            <text:p>502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44" calcext:value-type="float">
            <text:p>5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478" calcext:value-type="float">
            <text:p>9478</text:p>
          </table:table-cell>
          <table:table-cell office:value-type="float" office:value="144" calcext:value-type="float">
            <text:p>144</text:p>
          </table:table-cell>
          <table:table-cell office:value-type="float" office:value="4811" calcext:value-type="float">
            <text:p>4811</text:p>
          </table:table-cell>
          <table:table-cell office:value-type="float" office:value="4523" calcext:value-type="float">
            <text:p>45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52" calcext:value-type="float">
            <text:p>1452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1276" calcext:value-type="float">
            <text:p>12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264" calcext:value-type="float">
            <text:p>126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211" calcext:value-type="float">
            <text:p>121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24" calcext:value-type="float">
            <text:p>22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6" calcext:value-type="float">
            <text:p>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203" calcext:value-type="float">
            <text:p>120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162" calcext:value-type="float">
            <text:p>11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59" calcext:value-type="float">
            <text:p>6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602" calcext:value-type="float">
            <text:p>6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84" calcext:value-type="float">
            <text:p>68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65" calcext:value-type="float">
            <text:p>6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55" calcext:value-type="float">
            <text:p>11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3235" calcext:value-type="float">
            <text:p>73235</text:p>
          </table:table-cell>
          <table:table-cell office:value-type="float" office:value="5982" calcext:value-type="float">
            <text:p>5982</text:p>
          </table:table-cell>
          <table:table-cell office:value-type="float" office:value="12285" calcext:value-type="float">
            <text:p>12285</text:p>
          </table:table-cell>
          <table:table-cell office:value-type="float" office:value="54968" calcext:value-type="float">
            <text:p>5496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447" calcext:value-type="float">
            <text:p>3447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3326" calcext:value-type="float">
            <text:p>33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076" calcext:value-type="float">
            <text:p>14076</text:p>
          </table:table-cell>
          <table:table-cell office:value-type="float" office:value="264" calcext:value-type="float">
            <text:p>264</text:p>
          </table:table-cell>
          <table:table-cell office:value-type="float" office:value="1530" calcext:value-type="float">
            <text:p>1530</text:p>
          </table:table-cell>
          <table:table-cell office:value-type="float" office:value="12282" calcext:value-type="float">
            <text:p>1228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06:58:13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51" calcext:value-type="float">
            <text:p>2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245" calcext:value-type="float">
            <text:p>1245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142" calcext:value-type="float">
            <text:p>11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402" calcext:value-type="float">
            <text:p>7402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7224" calcext:value-type="float">
            <text:p>72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56" calcext:value-type="float">
            <text:p>35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42" calcext:value-type="float">
            <text:p>3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414" calcext:value-type="float">
            <text:p>41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Etats-Unis</text:p>
          </table:table-cell>
          <table:table-cell table:style-name="ce5" office:value-type="string" calcext:value-type="string">
            <text:p>Amérique du Nord</text:p>
          </table:table-cell>
          <table:table-cell table:style-name="ce22" office:value-type="string" calcext:value-type="string">
            <text:p>2020-03-28 23:05:26</text:p>
          </table:table-cell>
          <table:table-cell office:value-type="float" office:value="121478" calcext:value-type="float">
            <text:p>121478</text:p>
          </table:table-cell>
          <table:table-cell office:value-type="float" office:value="2026" calcext:value-type="float">
            <text:p>2026</text:p>
          </table:table-cell>
          <table:table-cell office:value-type="float" office:value="1072" calcext:value-type="float">
            <text:p>1072</text:p>
          </table:table-cell>
          <table:table-cell table:formula="of:=[.E249]-[.F249]-[.G249]" office:value-type="float" office:value="118380" calcext:value-type="float">
            <text:p>1183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 table:number-rows-repeated="51">
          <table:table-cell table:number-columns-repeated="2"/>
          <table:table-cell table:style-name="ce5"/>
          <table:table-cell table:style-name="ce20"/>
          <table:table-cell table:number-columns-repeated="62"/>
        </table:table-row>
        <table:table-row table:style-name="ro1">
          <table:table-cell table:number-columns-repeated="2"/>
          <table:table-cell table:style-name="ce5"/>
          <table:table-cell table:number-columns-repeated="63"/>
        </table:table-row>
        <table:table-row table:style-name="ro1" table:number-rows-repeated="6">
          <table:table-cell table:number-columns-repeated="66"/>
        </table:table-row>
        <table:table-row table:style-name="ro1">
          <table:table-cell table:number-columns-repeated="3"/>
          <table:table-cell table:style-name="ce21"/>
          <table:table-cell table:number-columns-repeated="62"/>
        </table:table-row>
        <table:table-row table:style-name="ro1" table:number-rows-repeated="6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>
          <table:table-cell table:number-columns-repeated="2"/>
          <table:table-cell table:style-name="ce6"/>
          <table:table-cell table:number-columns-repeated="63"/>
        </table:table-row>
        <table:table-row table:style-name="ro1" table:number-rows-repeated="10">
          <table:table-cell table:number-columns-repeated="66"/>
        </table:table-row>
        <table:table-row table:style-name="ro1">
          <table:table-cell table:number-columns-repeated="3"/>
          <table:table-cell table:style-name="Default"/>
          <table:table-cell table:number-columns-repeated="62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7" office:value-type="string" calcext:value-type="string">
            <text:p>Océanie</text:p>
          </table:table-cell>
          <table:table-cell table:style-name="ce22" office:value-type="string" calcext:value-type="string">
            <text:p>2020-03-28 23:05:25</text:p>
          </table:table-cell>
          <table:table-cell table:style-name="ce3" table:formula="of:=SUMIF([.$A$2:.$A$298]; &quot;C-Australia&quot;;[.E$2:.E$298])" office:value-type="float" office:value="3640" calcext:value-type="float">
            <text:p>3640</text:p>
          </table:table-cell>
          <table:table-cell table:style-name="ce3" table:formula="of:=SUMIF([.$A$2:.$A$298]; &quot;C-Australia&quot;;[.F$2:.F$298])" office:value-type="float" office:value="14" calcext:value-type="float">
            <text:p>14</text:p>
          </table:table-cell>
          <table:table-cell table:style-name="ce3" table:formula="of:=SUMIF([.$A$2:.$A$298]; &quot;C-Australia&quot;;[.G$2:.G$298])" office:value-type="float" office:value="244" calcext:value-type="float">
            <text:p>244</text:p>
          </table:table-cell>
          <table:table-cell table:style-name="ce3" table:formula="of:=[.E332]-[.F332]-[.G332]" office:value-type="float" office:value="3382" calcext:value-type="float">
            <text:p>3382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7" office:value-type="string" calcext:value-type="string">
            <text:p>Amérique du Nord</text:p>
          </table:table-cell>
          <table:table-cell table:style-name="ce22" office:value-type="string" calcext:value-type="string">
            <text:p>2020-03-28 23:05:26</text:p>
          </table:table-cell>
          <table:table-cell table:style-name="ce3" table:formula="of:=SUMIF([.$A$2:.$A$297]; &quot;C-Canada&quot;;[.E$2:.E$297])" office:value-type="float" office:value="5576" calcext:value-type="float">
            <text:p>5576</text:p>
          </table:table-cell>
          <table:table-cell table:style-name="ce3" table:formula="of:=SUMIF([.$A$2:.$A$297]; &quot;C-Canada&quot;;[.F$2:.F$297])" office:value-type="float" office:value="61" calcext:value-type="float">
            <text:p>61</text:p>
          </table:table-cell>
          <table:table-cell table:style-name="ce3" table:formula="of:=SUMIF([.$A$2:.$A$297]; &quot;C-Canada&quot;;[.G$2:.G$297])" office:value-type="float" office:value="466" calcext:value-type="float">
            <text:p>466</text:p>
          </table:table-cell>
          <table:table-cell table:style-name="ce3" table:formula="of:=[.E333]-[.F333]-[.G333]" office:value-type="float" office:value="5049" calcext:value-type="float">
            <text:p>5049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7" office:value-type="string" calcext:value-type="string">
            <text:p>Asie</text:p>
          </table:table-cell>
          <table:table-cell table:style-name="ce22" office:value-type="string" calcext:value-type="string">
            <text:p>2020-03-28 23:05:27</text:p>
          </table:table-cell>
          <table:table-cell table:style-name="ce3" table:formula="of:=SUMIF([.$A$2:.$A$297]; &quot;C-China&quot;;[.E$2:.E$297])" office:value-type="float" office:value="81999" calcext:value-type="float">
            <text:p>81999</text:p>
          </table:table-cell>
          <table:table-cell table:style-name="ce3" table:formula="of:=SUMIF([.$A$2:.$A$297]; &quot;C-China&quot;;[.F$2:.F$297])" office:value-type="float" office:value="3299" calcext:value-type="float">
            <text:p>3299</text:p>
          </table:table-cell>
          <table:table-cell table:style-name="ce3" table:formula="of:=SUMIF([.$A$2:.$A$297]; &quot;C-China&quot;;[.G$2:.G$297])" office:value-type="float" office:value="75100" calcext:value-type="float">
            <text:p>75100</text:p>
          </table:table-cell>
          <table:table-cell table:style-name="ce3" table:formula="of:=[.E334]-[.F334]-[.G334]" office:value-type="float" office:value="3600" calcext:value-type="float">
            <text:p>36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8 23:05:28</text:p>
          </table:table-cell>
          <table:table-cell table:style-name="ce3" table:formula="of:=SUMIF([.$A$2:.$A$297]; &quot;C-Denmark&quot;;[.E$2:.E$297])" office:value-type="float" office:value="2366" calcext:value-type="float">
            <text:p>2366</text:p>
          </table:table-cell>
          <table:table-cell table:style-name="ce3" table:formula="of:=SUMIF([.$A$2:.$A$297]; &quot;C-Denmark&quot;;[.F$2:.F$297])" office:value-type="float" office:value="65" calcext:value-type="float">
            <text:p>65</text:p>
          </table:table-cell>
          <table:table-cell table:style-name="ce3" table:formula="of:=SUMIF([.$A$2:.$A$297]; &quot;C-Denmark&quot;;[.G$2:.G$297])" office:value-type="float" office:value="57" calcext:value-type="float">
            <text:p>57</text:p>
          </table:table-cell>
          <table:table-cell table:style-name="ce3" table:formula="of:=[.E335]-[.F335]-[.G335]" office:value-type="float" office:value="2244" calcext:value-type="float">
            <text:p>2244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8 23:05:29</text:p>
          </table:table-cell>
          <table:table-cell table:style-name="ce3" table:formula="of:=SUMIF([.$A$2:.$A$297]; &quot;C-France&quot;;[.E$2:.E$297])" office:value-type="float" office:value="38105" calcext:value-type="float">
            <text:p>38105</text:p>
          </table:table-cell>
          <table:table-cell table:style-name="ce3" table:formula="of:=SUMIF([.$A$2:.$A$297]; &quot;C-France&quot;;[.F$2:.F$297])" office:value-type="float" office:value="2317" calcext:value-type="float">
            <text:p>2317</text:p>
          </table:table-cell>
          <table:table-cell table:style-name="ce3" table:formula="of:=SUMIF([.$A$2:.$A$297]; &quot;C-France&quot;;[.G$2:.G$297])" office:value-type="float" office:value="5724" calcext:value-type="float">
            <text:p>5724</text:p>
          </table:table-cell>
          <table:table-cell table:style-name="ce3" table:formula="of:=[.E336]-[.F336]-[.G336]" office:value-type="float" office:value="30064" calcext:value-type="float">
            <text:p>30064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8 23:05:30</text:p>
          </table:table-cell>
          <table:table-cell table:style-name="ce3" table:formula="of:=SUMIF([.$A$2:.$A$297]; &quot;C-Netherlands&quot;;[.E$2:.E$297])" office:value-type="float" office:value="9819" calcext:value-type="float">
            <text:p>9819</text:p>
          </table:table-cell>
          <table:table-cell table:style-name="ce3" table:formula="of:=SUMIF([.$A$2:.$A$297]; &quot;C-Netherlands&quot;;[.F$2:.F$297])" office:value-type="float" office:value="640" calcext:value-type="float">
            <text:p>640</text:p>
          </table:table-cell>
          <table:table-cell table:style-name="ce3" table:formula="of:=SUMIF([.$A$2:.$A$297]; &quot;C-Netherlands&quot;;[.G$2:.G$297])" office:value-type="float" office:value="6" calcext:value-type="float">
            <text:p>6</text:p>
          </table:table-cell>
          <table:table-cell table:style-name="ce3" table:formula="of:=[.E337]-[.F337]-[.G337]" office:value-type="float" office:value="9173" calcext:value-type="float">
            <text:p>9173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8 23:05:31</text:p>
          </table:table-cell>
          <table:table-cell table:style-name="ce3" table:formula="of:=SUMIF([.$A$2:.$A$297]; &quot;C-United Kingdom&quot;;[.E$2:.E$297])" office:value-type="float" office:value="17312" calcext:value-type="float">
            <text:p>17312</text:p>
          </table:table-cell>
          <table:table-cell table:style-name="ce3" table:formula="of:=SUMIF([.$A$2:.$A$297]; &quot;C-United Kingdom&quot;;[.F$2:.F$297])" office:value-type="float" office:value="1021" calcext:value-type="float">
            <text:p>1021</text:p>
          </table:table-cell>
          <table:table-cell table:style-name="ce3" table:formula="of:=SUMIF([.$A$2:.$A$297]; &quot;C-United Kingdom&quot;;[.G$2:.G$297])" office:value-type="float" office:value="151" calcext:value-type="float">
            <text:p>151</text:p>
          </table:table-cell>
          <table:table-cell table:style-name="ce3" table:formula="of:=[.E338]-[.F338]-[.G338]" office:value-type="float" office:value="16140" calcext:value-type="float">
            <text:p>16140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Republic of Serbia</text:p>
          </table:table-cell>
          <table:table-cell table:style-name="ce10" office:value-type="string" calcext:value-type="string">
            <text:p>Serbie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8 23:05:32</text:p>
          </table:table-cell>
          <table:table-cell table:style-name="ce10" office:value-type="float" office:value="659" calcext:value-type="float">
            <text:p>65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E339]-[.F339]-[.G339]" office:value-type="float" office:value="634" calcext:value-type="float">
            <text:p>634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Slovakia</text:p>
          </table:table-cell>
          <table:table-cell table:style-name="ce10" office:value-type="string" calcext:value-type="string">
            <text:p>Slovaquie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8 23:05:33</text:p>
          </table:table-cell>
          <table:table-cell table:style-name="ce10" office:value-type="float" office:value="292" calcext:value-type="float">
            <text:p>29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E340]-[.F340]-[.G340]" office:value-type="float" office:value="290" calcext:value-type="float">
            <text:p>290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acedonia</text:p>
          </table:table-cell>
          <table:table-cell table:style-name="ce10" office:value-type="string" calcext:value-type="string">
            <text:p>Macédoine du Nord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8 23:05:34</text:p>
          </table:table-cell>
          <table:table-cell table:style-name="ce10" office:value-type="float" office:value="241" calcext:value-type="float">
            <text:p>24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E341]-[.F341]-[.G341]" office:value-type="float" office:value="234" calcext:value-type="float">
            <text:p>234</text:p>
          </table:table-cell>
          <table:table-cell table:number-columns-repeated="58"/>
        </table:table-row>
        <table:table-row table:style-name="ro1" table:number-rows-repeated="629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>
          <table:table-cell table:number-columns-repeated="2"/>
          <table:table-cell table:style-name="ce6"/>
          <table:table-cell table:number-columns-repeated="63"/>
        </table:table-row>
        <table:table-row table:style-name="ro1" table:number-rows-repeated="1047604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continent" table:style-name="ta1">
        <table:table-column table:style-name="co10" table:default-cell-style-name="ce30"/>
        <table:table-column table:style-name="co9" table:number-columns-repeated="4" table:default-cell-style-name="ce30"/>
        <table:table-column table:style-name="co9" table:default-cell-style-name="Default"/>
        <table:table-row table:style-name="ro1">
          <table:table-cell table:style-name="ce8" office:value-type="string" calcext:value-type="string">
            <text:p>French Name</text:p>
          </table:table-cell>
          <table:table-cell table:style-name="ce8" office:value-type="string" calcext:value-type="string">
            <text:p>Confirmed</text:p>
          </table:table-cell>
          <table:table-cell table:style-name="ce8" office:value-type="string" calcext:value-type="string">
            <text:p>Deaths</text:p>
          </table:table-cell>
          <table:table-cell table:style-name="ce8" office:value-type="string" calcext:value-type="string">
            <text:p>Recovered</text:p>
          </table:table-cell>
          <table:table-cell table:style-name="ce8" office:value-type="string" calcext:value-type="string">
            <text:p>Existing</text:p>
          </table:table-cell>
          <table:table-cell table:style-name="ce16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363974" calcext:value-type="float">
            <text:p>363974</text:p>
          </table:table-cell>
          <table:table-cell table:formula="of:=SUMIF([all_data.$C$2:.$C$331];&quot;Europe&quot;;[$all_data.F$2:$all_data.F$302])" office:value-type="float" office:value="21853" calcext:value-type="float">
            <text:p>21853</text:p>
          </table:table-cell>
          <table:table-cell table:formula="of:=SUMIF([all_data.$C$2:.$C$331];&quot;Europe&quot;;[$all_data.G$2:$all_data.G$302])" office:value-type="float" office:value="42942" calcext:value-type="float">
            <text:p>42942</text:p>
          </table:table-cell>
          <table:table-cell table:formula="of:=SUMIF([all_data.$C$2:.$C$331];&quot;Europe&quot;;[$all_data.H$2:$all_data.H$302])" office:value-type="float" office:value="299179" calcext:value-type="float">
            <text:p>299179</text:p>
          </table:table-cell>
          <table:table-cell table:style-name="ce8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27771" calcext:value-type="float">
            <text:p>127771</text:p>
          </table:table-cell>
          <table:table-cell table:formula="of:=SUMIF([$all_data.$C$2:$all_data.$C$331];&quot;Amérique du Nord&quot;;[$all_data.F$2:$all_data.F$302])" office:value-type="float" office:value="2099" calcext:value-type="float">
            <text:p>2099</text:p>
          </table:table-cell>
          <table:table-cell table:formula="of:=SUMIF([$all_data.$C$2:$all_data.$C$331];&quot;Amérique du Nord&quot;;[$all_data.G$2:$all_data.G$302])" office:value-type="float" office:value="1542" calcext:value-type="float">
            <text:p>1542</text:p>
          </table:table-cell>
          <table:table-cell table:formula="of:=SUMIF([$all_data.$C$2:$all_data.$C$331];&quot;Amérique du Nord&quot;;[$all_data.H$2:$all_data.H$302])" office:value-type="float" office:value="119081" calcext:value-type="float">
            <text:p>119081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6297" calcext:value-type="float">
            <text:p>106297</text:p>
          </table:table-cell>
          <table:table-cell table:formula="of:=SUMIF([$all_data.$C$2:$all_data.$C$331];&quot;Asie&quot;;[$all_data.F$2:$all_data.F$302])" office:value-type="float" office:value="3767" calcext:value-type="float">
            <text:p>3767</text:p>
          </table:table-cell>
          <table:table-cell table:formula="of:=SUMIF([$all_data.$C$2:$all_data.$C$331];&quot;Asie&quot;;[$all_data.G$2:$all_data.G$302])" office:value-type="float" office:value="81658" calcext:value-type="float">
            <text:p>81658</text:p>
          </table:table-cell>
          <table:table-cell table:formula="of:=SUMIF([$all_data.$C$2:$all_data.$C$331];&quot;Asie&quot;;[$all_data.H$2:$all_data.H$302])" office:value-type="float" office:value="20872" calcext:value-type="float">
            <text:p>20872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42942" calcext:value-type="float">
            <text:p>42942</text:p>
          </table:table-cell>
          <table:table-cell table:formula="of:=SUMIF([$all_data.$C$2:$all_data.$C$331];&quot;Moyen-Orient&quot;;[$all_data.F$2:$all_data.F$302])" office:value-type="float" office:value="2588" calcext:value-type="float">
            <text:p>2588</text:p>
          </table:table-cell>
          <table:table-cell table:formula="of:=SUMIF([$all_data.$C$2:$all_data.$C$331];&quot;Moyen-Orient&quot;;[$all_data.G$2:$all_data.G$302])" office:value-type="float" office:value="12186" calcext:value-type="float">
            <text:p>12186</text:p>
          </table:table-cell>
          <table:table-cell table:formula="of:=SUMIF([$all_data.$C$2:$all_data.$C$331];&quot;Moyen-Orient&quot;;[$all_data.H$2:$all_data.H$302])" office:value-type="float" office:value="28168" calcext:value-type="float">
            <text:p>28168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331];&quot;Amérique du Sud&quot;;[$all_data.E$2:$all_data.E$302])" office:value-type="float" office:value="10439" calcext:value-type="float">
            <text:p>10439</text:p>
          </table:table-cell>
          <table:table-cell table:formula="of:=SUMIF([$all_data.$C$2:$all_data.$C$331];&quot;Amérique du Sud&quot;;[$all_data.F$2:$all_data.F$302])" office:value-type="float" office:value="213" calcext:value-type="float">
            <text:p>213</text:p>
          </table:table-cell>
          <table:table-cell table:formula="of:=SUMIF([$all_data.$C$2:$all_data.$C$331];&quot;Amérique du Sud&quot;;[$all_data.G$2:$all_data.G$302])" office:value-type="float" office:value="211" calcext:value-type="float">
            <text:p>211</text:p>
          </table:table-cell>
          <table:table-cell table:formula="of:=SUMIF([$all_data.$C$2:$all_data.$C$331];&quot;Amérique du Sud&quot;;[$all_data.H$2:$all_data.H$302])" office:value-type="float" office:value="10015" calcext:value-type="float">
            <text:p>10015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331];&quot;Afrique&quot;;[$all_data.E$2:$all_data.E$302])" office:value-type="float" office:value="4217" calcext:value-type="float">
            <text:p>4217</text:p>
          </table:table-cell>
          <table:table-cell table:formula="of:=SUMIF([all_data.$C$2:.$C$302];&quot;Afrique&quot;;[all_data.F$2:.F$302])" office:value-type="float" office:value="134" calcext:value-type="float">
            <text:p>134</text:p>
          </table:table-cell>
          <table:table-cell table:formula="of:=SUMIF([all_data.$C$2:.$C$302];&quot;Afrique&quot;;[all_data.G$2:.G$302])" office:value-type="float" office:value="253" calcext:value-type="float">
            <text:p>253</text:p>
          </table:table-cell>
          <table:table-cell table:formula="of:=SUMIF([all_data.$C$2:.$C$302];&quot;Afrique&quot;;[all_data.H$2:.H$302])"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331];&quot;Océanie&quot;;[$all_data.E$2:$all_data.E$302])" office:value-type="float" office:value="4092" calcext:value-type="float">
            <text:p>4092</text:p>
          </table:table-cell>
          <table:table-cell table:formula="of:=SUMIF([$all_data.$C$2:$all_data.$C$331];&quot;Océanie&quot;;[$all_data.F$2:$all_data.F$302])" office:value-type="float" office:value="14" calcext:value-type="float">
            <text:p>14</text:p>
          </table:table-cell>
          <table:table-cell table:formula="of:=SUMIF([$all_data.$C$2:$all_data.$C$331];&quot;Océanie&quot;;[$all_data.G$2:$all_data.G$302])" office:value-type="float" office:value="294" calcext:value-type="float">
            <text:p>294</text:p>
          </table:table-cell>
          <table:table-cell table:formula="of:=SUMIF([$all_data.$C$2:$all_data.$C$331];&quot;Océanie&quot;;[$all_data.H$2:$all_data.H$302])" office:value-type="float" office:value="3784" calcext:value-type="float">
            <text:p>3784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331];&quot;Amérique Centrale&quot;;[$all_data.E$2:$all_data.E$302])" office:value-type="float" office:value="1962" calcext:value-type="float">
            <text:p>1962</text:p>
          </table:table-cell>
          <table:table-cell table:formula="of:=SUMIF([$all_data.$C$2:$all_data.$C$331];&quot;Amérique Centrale&quot;;[$all_data.F$2:$all_data.F$302])" office:value-type="float" office:value="52" calcext:value-type="float">
            <text:p>52</text:p>
          </table:table-cell>
          <table:table-cell table:formula="of:=SUMIF([$all_data.$C$2:$all_data.$C$331];&quot;Amérique Centrale&quot;;[$all_data.G$2:$all_data.G$302])" office:value-type="float" office:value="28" calcext:value-type="float">
            <text:p>28</text:p>
          </table:table-cell>
          <table:table-cell table:formula="of:=SUMIF([$all_data.$C$2:$all_data.$C$331];&quot;Amérique Centrale&quot;;[$all_data.H$2:$all_data.H$302])" office:value-type="float" office:value="1882" calcext:value-type="float">
            <text:p>1882</text:p>
          </table:table-cell>
          <table:table-cell/>
        </table:table-row>
      </table:table>
      <table:table table:name="major_continent" table:style-name="ta1">
        <table:table-column table:style-name="co11" table:default-cell-style-name="ce30"/>
        <table:table-column table:style-name="co9" table:number-columns-repeated="4" table:default-cell-style-name="ce30"/>
        <table:table-row table:style-name="ro1">
          <table:table-cell table:style-name="ce8" office:value-type="string" calcext:value-type="string">
            <text:p>French Name</text:p>
          </table:table-cell>
          <table:table-cell table:style-name="ce8" office:value-type="string" calcext:value-type="string">
            <text:p>Confirmed</text:p>
          </table:table-cell>
          <table:table-cell table:style-name="ce8" office:value-type="string" calcext:value-type="string">
            <text:p>Deaths</text:p>
          </table:table-cell>
          <table:table-cell table:style-name="ce8" office:value-type="string" calcext:value-type="string">
            <text:p>Recovered</text:p>
          </table:table-cell>
          <table:table-cell table:style-name="ce8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363974" calcext:value-type="float">
            <text:p>363974</text:p>
          </table:table-cell>
          <table:table-cell table:formula="of:=SUMIF([$all_data.$C$2:$all_data.$C$331];&quot;Europe&quot;;[$all_data.F$2:$all_data.F$302])" office:value-type="float" office:value="21853" calcext:value-type="float">
            <text:p>21853</text:p>
          </table:table-cell>
          <table:table-cell table:formula="of:=SUMIF([$all_data.$C$2:$all_data.$C$331];&quot;Europe&quot;;[$all_data.G$2:$all_data.G$302])" office:value-type="float" office:value="42942" calcext:value-type="float">
            <text:p>42942</text:p>
          </table:table-cell>
          <table:table-cell table:formula="of:=SUMIF([$all_data.$C$2:$all_data.$C$331];&quot;Europe&quot;;[$all_data.H$2:$all_data.H$302])" office:value-type="float" office:value="299179" calcext:value-type="float">
            <text:p>299179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27771" calcext:value-type="float">
            <text:p>127771</text:p>
          </table:table-cell>
          <table:table-cell table:formula="of:=SUMIF([$all_data.$C$2:$all_data.$C$331];&quot;Amérique du Nord&quot;;[$all_data.F$2:$all_data.F$302])" office:value-type="float" office:value="2099" calcext:value-type="float">
            <text:p>2099</text:p>
          </table:table-cell>
          <table:table-cell table:formula="of:=SUMIF([$all_data.$C$2:$all_data.$C$331];&quot;Amérique du Nord&quot;;[$all_data.G$2:$all_data.G$302])" office:value-type="float" office:value="1542" calcext:value-type="float">
            <text:p>1542</text:p>
          </table:table-cell>
          <table:table-cell table:formula="of:=SUMIF([$all_data.$C$2:$all_data.$C$331];&quot;Amérique du Nord&quot;;[$all_data.H$2:$all_data.H$302])" office:value-type="float" office:value="119081" calcext:value-type="float">
            <text:p>119081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6297" calcext:value-type="float">
            <text:p>106297</text:p>
          </table:table-cell>
          <table:table-cell table:formula="of:=SUMIF([$all_data.$C$2:$all_data.$C$331];&quot;Asie&quot;;[$all_data.F$2:$all_data.F$302])" office:value-type="float" office:value="3767" calcext:value-type="float">
            <text:p>3767</text:p>
          </table:table-cell>
          <table:table-cell table:formula="of:=SUMIF([$all_data.$C$2:$all_data.$C$331];&quot;Asie&quot;;[$all_data.G$2:$all_data.G$302])" office:value-type="float" office:value="81658" calcext:value-type="float">
            <text:p>81658</text:p>
          </table:table-cell>
          <table:table-cell table:formula="of:=SUMIF([$all_data.$C$2:$all_data.$C$331];&quot;Asie&quot;;[$all_data.H$2:$all_data.H$302])" office:value-type="float" office:value="20872" calcext:value-type="float">
            <text:p>20872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42942" calcext:value-type="float">
            <text:p>42942</text:p>
          </table:table-cell>
          <table:table-cell table:formula="of:=SUMIF([$all_data.$C$2:$all_data.$C$331];&quot;Moyen-Orient&quot;;[$all_data.F$2:$all_data.F$302])" office:value-type="float" office:value="2588" calcext:value-type="float">
            <text:p>2588</text:p>
          </table:table-cell>
          <table:table-cell table:formula="of:=SUMIF([$all_data.$C$2:$all_data.$C$331];&quot;Moyen-Orient&quot;;[$all_data.G$2:$all_data.G$302])" office:value-type="float" office:value="12186" calcext:value-type="float">
            <text:p>12186</text:p>
          </table:table-cell>
          <table:table-cell table:formula="of:=SUMIF([$all_data.$C$2:$all_data.$C$331];&quot;Moyen-Orient&quot;;[$all_data.H$2:$all_data.H$302])" office:value-type="float" office:value="28168" calcext:value-type="float">
            <text:p>28168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18748" calcext:value-type="float">
            <text:p>18748</text:p>
          </table:table-cell>
          <table:table-cell table:formula="of:=SUM([$continent.C$6:$continent.C$8])" office:value-type="float" office:value="361" calcext:value-type="float">
            <text:p>361</text:p>
          </table:table-cell>
          <table:table-cell table:formula="of:=SUM([$continent.D$6:$continent.D$8])" office:value-type="float" office:value="758" calcext:value-type="float">
            <text:p>758</text:p>
          </table:table-cell>
          <table:table-cell table:formula="of:=SUM([$continent.E$6:$continent.E$8])" office:value-type="float" office:value="17629" calcext:value-type="float">
            <text:p>17629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8" table:number-columns-repeated="5"/>
        </table:table-row>
      </table:table>
      <table:table table:name="Total" table:style-name="ta1">
        <table:table-column table:style-name="co12" table:default-cell-style-name="ce8"/>
        <table:table-column table:style-name="co9" table:number-columns-repeated="4" table:default-cell-style-name="ce8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.B9])" office:value-type="float" office:value="661694" calcext:value-type="float">
            <text:p>661694</text:p>
          </table:table-cell>
          <table:table-cell table:style-name="Default" table:formula="of:=SUM([$continent.C2:.C9])" office:value-type="float" office:value="30720" calcext:value-type="float">
            <text:p>30720</text:p>
          </table:table-cell>
          <table:table-cell table:style-name="Default" table:formula="of:=SUM([$continent.D2:.D9])" office:value-type="float" office:value="139114" calcext:value-type="float">
            <text:p>139114</text:p>
          </table:table-cell>
          <table:table-cell table:style-name="Default" table:formula="of:=SUM([$continent.E2:.E9])" office:value-type="float" office:value="486811" calcext:value-type="float">
            <text:p>486811</text:p>
          </table:table-cell>
        </table:table-row>
      </table:table>
      <table:named-expressions/>
      <table:database-ranges>
        <table:database-range table:name="__Anonymous_Sheet_DB__0" table:target-range-address="all_data.A1:all_data.I301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00-00-00</text:date>, <text:time style:data-style-name="N2" text:time-value="16:30:44.4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9T16:32:55.190000000</dc:date>
    <meta:editing-duration>PT5H24M21S</meta:editing-duration>
    <meta:editing-cycles>36</meta:editing-cycles>
    <meta:generator>LibreOffice/6.4.2.2$Windows_X86_64 LibreOffice_project/4e471d8c02c9c90f512f7f9ead8875b57fcb1ec3</meta:generator>
    <meta:document-statistic meta:table-count="4" meta:cell-count="2112" meta:object-count="0"/>
  </office:meta>
</office:document-meta>
</file>